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4032768" text:id="ct1055531240327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4021824" text:id="ct1055531240218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4022016" text:id="ct1055531240220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4031040" text:id="ct1055531240310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4030848" text:id="ct1055531240308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4030464" text:id="ct1055531240304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4032768"/><text:change-start text:change-id="ct105553124021824"/>Adopt<text:change-end text:change-id="ct105553124021824"/>ed<text:change-start text:change-id="ct105553124022016"/> as a <text:change-end text:change-id="ct105553124022016"/>NMRA <text:change-start text:change-id="ct105553124031040"/>Standard<text:change-end text:change-id="ct10555312403104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4030848"/><text:change-start text:change-id="ct105553124030464"/>Version History<text:change-end text:change-id="ct1055531240304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58:46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4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28S</meta:editing-duration>
    <meta:generator>OpenOffice/4.1.0$Unix OpenOffice.org_project/410m18$Build-9764</meta:generator>
    <dc:date>2015-02-17T23:58:46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9" meta:character-count="509"/>
  </office:meta>
</office:document-meta>
</file>